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2b32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a2b32"/>
    </style:style>
    <style:style style:name="P3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fo:font-weight="normal" officeooo:rsid="001a2b32" officeooo:paragraph-rsid="001a2b32" style:language-asian="zxx" style:country-asian="none" style:language-complex="zxx" style:country-complex="none"/>
    </style:style>
    <style:style style:name="P4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fo:font-weight="normal" officeooo:paragraph-rsid="001a2b32" style:language-asian="zxx" style:country-asian="none" style:language-complex="zxx" style:country-complex="none"/>
    </style:style>
    <style:style style:name="P5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fo:font-weight="normal" officeooo:rsid="001a2b32" officeooo:paragraph-rsid="001a2b32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fo:font-weight="normal" officeooo:rsid="001a2b32" officeooo:paragraph-rsid="001c0970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fo:font-weight="normal" officeooo:rsid="001a2b32" officeooo:paragraph-rsid="001cd296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fo:font-weight="normal" officeooo:rsid="001a2b32" officeooo:paragraph-rsid="001c0970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style:text-underline-style="solid" style:text-underline-width="auto" style:text-underline-color="font-color" fo:font-weight="normal" officeooo:rsid="001a2b32" officeooo:paragraph-rsid="001c0970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style:text-underline-style="solid" style:text-underline-width="auto" style:text-underline-color="font-color" fo:font-weight="normal" officeooo:rsid="001a2b32" officeooo:paragraph-rsid="001cd296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fo:font-variant="normal" fo:text-transform="none" fo:color="#505050" style:font-name="Liberation Serif" fo:font-size="9pt" fo:letter-spacing="normal" fo:language="zxx" fo:country="none" fo:font-style="normal" style:text-underline-style="solid" style:text-underline-width="auto" style:text-underline-color="font-color" fo:font-weight="normal" officeooo:rsid="001a2b32" officeooo:paragraph-rsid="001cd296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text-properties fo:font-variant="normal" fo:text-transform="none" fo:color="#505050" style:font-name="Liberation Serif" fo:font-size="9pt" fo:letter-spacing="normal" fo:font-style="normal" fo:font-weight="normal" officeooo:paragraph-rsid="001a2b32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language="zxx" fo:country="none" fo:font-style="normal" fo:font-weight="normal" officeooo:rsid="001a2b32" officeooo:paragraph-rsid="001a2b32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language="zxx" fo:country="none" fo:font-style="normal" fo:font-weight="normal" officeooo:rsid="001a2b32" officeooo:paragraph-rsid="001a2b32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language="zxx" fo:country="none" fo:font-style="normal" fo:font-weight="normal" officeooo:rsid="001a2b32" officeooo:paragraph-rsid="001c0970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language="zxx" fo:country="none" fo:font-style="normal" fo:font-weight="normal" officeooo:rsid="001a2b32" officeooo:paragraph-rsid="001cd296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1a2b32" officeooo:paragraph-rsid="001a2b32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1c0970" officeooo:paragraph-rsid="001c097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1cd296" officeooo:paragraph-rsid="001cd296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1c0970" officeooo:paragraph-rsid="001c0970" style:font-size-asian="10.5pt" style:language-asian="zxx" style:country-asian="none" style:font-size-complex="12pt" style:language-complex="zxx" style:country-complex="none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a2b32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c0970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c0970" style:font-size-asian="10.5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cd296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c0970" officeooo:paragraph-rsid="001c0970" style:font-size-asian="10.5pt" style:font-size-complex="12pt"/>
    </style:style>
    <style:style style:name="P26" style:family="paragraph" style:parent-style-name="Standard">
      <style:text-properties style:font-name="Liberation Serif" fo:language="zxx" fo:country="none" officeooo:rsid="001a2b32" officeooo:paragraph-rsid="001a2b32" style:language-asian="zxx" style:country-asian="none" style:language-complex="zxx" style:country-complex="none"/>
    </style:style>
    <style:style style:name="P27" style:family="paragraph" style:parent-style-name="Standard">
      <style:text-properties style:font-name="Liberation Serif" fo:language="zxx" fo:country="none" officeooo:paragraph-rsid="001a2b32" style:language-asian="zxx" style:country-asian="none" style:language-complex="zxx" style:country-complex="none"/>
    </style:style>
    <style:style style:name="P28" style:family="paragraph" style:parent-style-name="Standard">
      <style:text-properties style:font-name="Liberation Serif" fo:language="zxx" fo:country="none" style:text-underline-style="solid" style:text-underline-width="auto" style:text-underline-color="font-color" officeooo:rsid="001a2b32" officeooo:paragraph-rsid="001a2b32" style:language-asian="zxx" style:country-asian="none" style:language-complex="zxx" style:country-complex="none"/>
    </style:style>
    <style:style style:name="T1" style:family="text">
      <style:text-properties officeooo:rsid="001a2b32"/>
    </style:style>
    <style:style style:name="T2" style:family="text">
      <style:text-properties fo:font-variant="normal" fo:text-transform="none" fo:color="#505050" fo:font-size="9pt" fo:letter-spacing="normal" fo:language="zxx" fo:country="none" fo:font-style="normal" fo:font-weight="normal" style:language-asian="zxx" style:country-asian="none" style:language-complex="zxx" style:country-complex="none"/>
    </style:style>
    <style:style style:name="T3" style:family="text">
      <style:text-properties fo:font-variant="normal" fo:text-transform="none" fo:color="#505050" fo:font-size="9pt" fo:letter-spacing="normal" fo:font-style="normal" fo:font-weight="normal"/>
    </style:style>
    <style:style style:name="T4" style:family="text">
      <style:text-properties fo:font-variant="normal" fo:text-transform="none" fo:color="#505050" style:font-name="Liberation Serif" fo:font-size="9pt" fo:letter-spacing="normal" fo:language="zxx" fo:country="none" fo:font-style="normal" fo:font-weight="normal" style:language-asian="zxx" style:country-asian="none" style:language-complex="zxx" style:country-complex="none"/>
    </style:style>
    <style:style style:name="T5" style:family="text">
      <style:text-properties fo:color="#000000" style:font-name="Liberation Serif" fo:font-size="12pt" fo:language="zxx" fo:country="none" officeooo:rsid="001a2b32" style:font-size-asian="12pt" style:language-asian="zxx" style:country-asian="none" style:font-size-complex="12pt" style:language-complex="zxx" style:country-complex="none"/>
    </style:style>
    <style:style style:name="T6" style:family="text">
      <style:text-properties fo:color="#000000" fo:font-size="12pt"/>
    </style:style>
    <style:style style:name="T7" style:family="text">
      <style:text-properties fo:color="#000000" fo:font-size="12pt" style:font-size-asian="12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1a2b32" style:font-size-asian="12pt" style:font-size-complex="12pt"/>
    </style:style>
    <style:style style:name="T10" style:family="text">
      <style:text-properties fo:color="#000000" fo:font-size="12pt" fo:language="zxx" fo:country="none" officeooo:rsid="001a2b32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color="#000000" fo:font-size="12pt" officeooo:rsid="001c0970"/>
    </style:style>
    <style:style style:name="T12" style:family="text">
      <style:text-properties fo:color="#000000" fo:font-size="12pt" style:text-underline-style="none" style:font-size-asian="12pt"/>
    </style:style>
    <style:style style:name="T13" style:family="text">
      <style:text-properties fo:color="#000000" fo:font-size="12pt" style:text-underline-style="none" officeooo:rsid="001c0970" style:font-size-asian="12pt"/>
    </style:style>
    <style:style style:name="T14" style:family="text">
      <style:text-properties fo:color="#000000" fo:font-size="12pt" style:text-underline-style="none" officeooo:rsid="001c0970" style:font-size-asian="9pt" style:font-size-complex="9pt"/>
    </style:style>
    <style:style style:name="T15" style:family="text">
      <style:text-properties fo:color="#000000" style:font-name="OpenSans" fo:font-size="12pt" style:font-size-asian="12pt"/>
    </style:style>
    <style:style style:name="T16" style:family="text">
      <style:text-properties fo:color="#000000" style:font-name="OpenSans" fo:font-size="12pt" style:text-underline-style="none" style:font-size-asian="12pt"/>
    </style:style>
    <style:style style:name="T17" style:family="text">
      <style:text-properties fo:color="#000000" style:font-name="OpenSans" fo:font-size="12pt" style:text-underline-style="none" officeooo:rsid="001c0970" style:font-size-asian="12pt"/>
    </style:style>
    <style:style style:name="T18" style:family="text">
      <style:text-properties fo:color="#000000" style:font-name="OpenSans" fo:font-size="12pt" style:text-underline-style="none" officeooo:rsid="001c0970" style:font-size-asian="9pt" style:font-size-complex="9pt"/>
    </style:style>
    <style:style style:name="T19" style:family="text">
      <style:text-properties fo:font-size="12pt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01a2b32" style:font-size-asian="12pt" style:font-size-complex="12pt"/>
    </style:style>
    <style:style style:name="T22" style:family="text">
      <style:text-properties fo:font-size="12pt" officeooo:rsid="001c0970" style:font-size-asian="12pt"/>
    </style:style>
    <style:style style:name="T23" style:family="text">
      <style:text-properties fo:font-size="12pt" style:text-underline-style="none" style:font-size-asian="12pt"/>
    </style:style>
    <style:style style:name="T24" style:family="text">
      <style:text-properties fo:font-size="12pt" style:text-underline-style="none" officeooo:rsid="001c0970" style:font-size-asian="12pt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27" style:family="text">
      <style:text-properties style:font-name="Liberation Serif" fo:language="zxx" fo:country="none" officeooo:rsid="001a2b32" style:language-asian="zxx" style:country-asian="none" style:language-complex="zxx" style:country-complex="none"/>
    </style:style>
    <style:style style:name="T28" style:family="text">
      <style:text-properties fo:language="zxx" fo:country="none" style:language-asian="zxx" style:country-asian="none" style:language-complex="zxx" style:country-complex="none"/>
    </style:style>
    <style:style style:name="T29" style:family="text">
      <style:text-properties fo:language="zxx" fo:country="none" officeooo:rsid="001a2b32" style:language-asian="zxx" style:country-asian="none" style:language-complex="zxx" style:country-complex="none"/>
    </style:style>
    <style:style style:name="T30" style:family="text">
      <style:text-properties fo:language="zxx" fo:country="none" officeooo:rsid="001a2b32" style:font-size-asian="12pt" style:language-asian="zxx" style:country-asian="none" style:font-size-complex="12pt" style:language-complex="zxx" style:country-complex="none"/>
    </style:style>
    <style:style style:name="T31" style:family="text">
      <style:text-properties fo:language="zxx" fo:country="none" officeooo:rsid="001c0970" style:font-size-asian="12pt" style:language-asian="zxx" style:country-asian="none" style:font-size-complex="12pt" style:language-complex="zxx" style:country-complex="none"/>
    </style:style>
    <style:style style:name="T32" style:family="text">
      <style:text-properties fo:language="zxx" fo:country="none" style:font-size-asian="12pt" style:language-asian="zxx" style:country-asian="none" style:language-complex="zxx" style:country-complex="none"/>
    </style:style>
    <style:style style:name="T33" style:family="text">
      <style:text-properties fo:language="zxx" fo:country="none" style:text-underline-style="none" style:font-size-asian="12pt" style:language-asian="zxx" style:country-asian="none" style:language-complex="zxx" style:country-complex="none"/>
    </style:style>
    <style:style style:name="T34" style:family="text">
      <style:text-properties fo:language="zxx" fo:country="none" style:text-underline-style="none" officeooo:rsid="001c0970" style:font-size-asian="12pt" style:language-asian="zxx" style:country-asian="none" style:font-size-complex="12pt" style:language-complex="zxx" style:country-complex="none"/>
    </style:style>
    <style:style style:name="T35" style:family="text">
      <style:text-properties fo:language="zxx" fo:country="none" style:text-underline-style="none" officeooo:rsid="001cd296" style:font-size-asian="12pt" style:language-asian="zxx" style:country-asian="none" style:font-size-complex="12pt" style:language-complex="zxx" style:country-complex="none"/>
    </style:style>
    <style:style style:name="T36" style:family="text">
      <style:text-properties style:font-size-asian="12pt"/>
    </style:style>
    <style:style style:name="T37" style:family="text">
      <style:text-properties fo:color="#505050"/>
    </style:style>
    <style:style style:name="T38" style:family="text">
      <style:text-properties fo:color="#505050" style:font-name="OpenSans" fo:font-size="9pt"/>
    </style:style>
    <style:style style:name="T39" style:family="text">
      <style:text-properties fo:color="#505050" style:font-name="OpenSans" fo:font-size="9pt" style:text-underline-style="none"/>
    </style:style>
    <style:style style:name="T40" style:family="text">
      <style:text-properties fo:color="#505050" style:font-name="OpenSans" fo:font-size="9pt" officeooo:rsid="001c0970"/>
    </style:style>
    <style:style style:name="T41" style:family="text">
      <style:text-properties fo:color="#505050" style:font-name="OpenSans" fo:font-size="9pt" officeooo:rsid="001cd296"/>
    </style:style>
    <style:style style:name="T42" style:family="text">
      <style:text-properties fo:color="#505050" fo:font-size="9pt"/>
    </style:style>
    <style:style style:name="T43" style:family="text">
      <style:text-properties fo:color="#505050" fo:font-size="9pt" officeooo:rsid="001c0970"/>
    </style:style>
    <style:style style:name="T44" style:family="text">
      <style:text-properties fo:color="#505050" fo:font-size="9pt" officeooo:rsid="001cd296"/>
    </style:style>
    <style:style style:name="T45" style:family="text">
      <style:text-properties officeooo:rsid="001c0970"/>
    </style:style>
    <style:style style:name="T46" style:family="text">
      <style:text-properties fo:font-size="9pt" style:text-underline-style="none"/>
    </style:style>
    <style:style style:name="T47" style:family="text">
      <style:text-properties style:font-size-asian="9pt" style:font-size-complex="9pt"/>
    </style:style>
    <style:style style:name="T48" style:family="text">
      <style:text-properties officeooo:rsid="001c0970" style:font-size-asian="9pt" style:font-size-complex="9pt"/>
    </style:style>
    <style:style style:name="T49" style:family="text">
      <style:text-properties style:font-name="OpenSans" fo:font-size="12pt" style:font-size-asian="12pt"/>
    </style:style>
    <style:style style:name="T50" style:family="text">
      <style:text-properties style:font-name="OpenSans" fo:font-size="12pt" style:text-underline-style="none" style:font-size-asian="12pt"/>
    </style:style>
    <style:style style:name="T51" style:family="text">
      <style:text-properties style:font-name="OpenSans" fo:font-size="12pt" style:text-underline-style="none" officeooo:rsid="001c0970" style:font-size-asian="12pt"/>
    </style:style>
    <style:style style:name="T52" style:family="text">
      <style:text-properties style:font-name="OpenSans" style:font-size-asian="12pt"/>
    </style:style>
    <style:style style:name="T53" style:family="text">
      <style:text-properties style:font-name="OpenSans" style:font-size-asian="9pt" style:font-size-complex="9pt"/>
    </style:style>
    <style:style style:name="T54" style:family="text">
      <style:text-properties style:font-name="OpenSans" officeooo:rsid="001c0970" style:font-size-asian="9pt" style:font-size-complex="9pt"/>
    </style:style>
    <style:style style:name="T55" style:family="text">
      <style:text-properties style:font-name="OpenSans" fo:font-size="9pt" style:text-underline-style="none"/>
    </style:style>
    <style:style style:name="T56" style:family="text">
      <style:text-properties style:font-name="OpenSans" style:text-underline-style="none" style:font-size-asian="12pt"/>
    </style:style>
    <style:style style:name="T57" style:family="text">
      <style:text-properties style:font-name="OpenSans" style:text-underline-style="none" officeooo:rsid="001c0970" style:font-size-asian="12pt"/>
    </style:style>
    <style:style style:name="T58" style:family="text">
      <style:text-properties style:font-name="OpenSans" style:text-underline-style="none" style:font-size-asian="9pt" style:font-size-complex="9pt"/>
    </style:style>
    <style:style style:name="T59" style:family="text">
      <style:text-properties style:font-name="OpenSans" style:text-underline-style="none" officeooo:rsid="001c0970" style:font-size-asian="9pt" style:font-size-complex="9pt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style:font-size-asian="9pt" style:font-size-complex="9pt"/>
    </style:style>
    <style:style style:name="T62" style:family="text">
      <style:text-properties style:text-underline-style="none" officeooo:rsid="001c0970" style:font-size-asian="9pt" style:font-size-complex="9pt"/>
    </style:style>
    <style:style style:name="T63" style:family="text">
      <style:text-properties style:text-underline-style="none" officeooo:rsid="001c0970"/>
    </style:style>
    <style:style style:name="T64" style:family="text">
      <style:text-properties style:text-underline-style="none" style:font-size-asian="12pt"/>
    </style:style>
    <style:style style:name="T65" style:family="text">
      <style:text-properties style:text-underline-style="none" officeooo:rsid="001c0970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abla de request:</text:p>
      <text:p text:style-name="P26"/>
      <text:p text:style-name="P28">Create new user:</text:p>
      <text:p text:style-name="P26"/>
      <text:p text:style-name="P1"><text:span text:style-name="T27">POST: </text:span><text:a xlink:type="simple" xlink:href="http://localhost:3000/users/register" text:style-name="Internet_20_link" text:visited-style-name="Visited_20_Internet_20_Link">http://localhost:3000/users/register</text:a><text:span text:style-name="T4"> </text:span></text:p>
      <text:p text:style-name="P27"><text:span text:style-name="T3"/></text:p>
      <text:p text:style-name="P4"><text:span text:style-name="T9">HEADERS:</text:span><text:span text:style-name="T21"> </text:span></text:p>
      <text:p text:style-name="P4"><text:span text:style-name="T9">KEY:</text:span><text:span text:style-name="T21"> </text:span>Content-Type <text:span text:style-name="T9">VALUE</text:span><text:span text:style-name="T21">: </text:span>application/x-www-form-urlencoded</text:p>
      <text:p text:style-name="P4"/>
      <text:p text:style-name="P14">BODY:</text:p>
      <text:p text:style-name="P3"><text:span text:style-name="T8">KEY:</text:span> name <text:span text:style-name="T8">VALUE:</text:span> Joaquin</text:p>
      <text:p text:style-name="P2"><text:span text:style-name="T5">KEY:</text:span><text:span text:style-name="T27"> email </text:span><text:span text:style-name="T5">VALUE:</text:span><text:span text:style-name="T27"> </text:span><text:a xlink:type="simple" xlink:href="mailto:joaquin.diaz.ramirez.8897@gmail.com" text:style-name="Internet_20_link" text:visited-style-name="Visited_20_Internet_20_Link"><text:span text:style-name="T26">joaquin.diaz.ramirez.8897@gmail.com</text:span></text:a></text:p>
      <text:p text:style-name="P4"><text:span text:style-name="T9">KEY: </text:span><text:span text:style-name="T1">password </text:span><text:span text:style-name="T9">VALUE:</text:span><text:span text:style-name="T1"> </text:span>ProyectoProgramacion</text:p>
      <text:p text:style-name="P4"/>
      <text:p text:style-name="P17">Authenticate:</text:p>
      <text:p text:style-name="P13"/>
      <text:p text:style-name="P21"><text:span text:style-name="T30">POST: </text:span><text:a xlink:type="simple" xlink:href="http://localhost:3000/users/authenticate" text:style-name="Internet_20_link" text:visited-style-name="Visited_20_Internet_20_Link">http://localhost:3000/users/authenticate</text:a><text:span text:style-name="T42"> </text:span></text:p>
      <text:p text:style-name="P13"/>
      <text:p text:style-name="P6"><text:span text:style-name="T6">HEADERS:</text:span></text:p>
      <text:p text:style-name="P6"><text:span text:style-name="T11">KEY:</text:span><text:span text:style-name="T19"> </text:span>Content-Type <text:span text:style-name="T6">VALUE</text:span><text:span text:style-name="T19">: </text:span>application/x-www-form-urlencoded</text:p>
      <text:p text:style-name="P6"/>
      <text:p text:style-name="P15">BODY:</text:p>
      <text:p text:style-name="P2"><text:span text:style-name="T5">KEY:</text:span><text:span text:style-name="T27"> email </text:span><text:span text:style-name="T5">VALUE:</text:span><text:span text:style-name="T27"> </text:span><text:a xlink:type="simple" xlink:href="mailto:joaquin.diaz.ramirez.8897@gmail.com" text:style-name="Internet_20_link" text:visited-style-name="Visited_20_Internet_20_Link"><text:span text:style-name="T26">joaquin.diaz.ramirez.8897@gmail.com</text:span></text:a></text:p>
      <text:p text:style-name="P5"><text:span text:style-name="T6">KEY: </text:span>password <text:span text:style-name="T6">VALUE:</text:span> ProyectoProgramacion</text:p>
      <text:p text:style-name="P5"/>
      <text:p text:style-name="P5"/>
      <text:p text:style-name="P17">Create Cars:</text:p>
      <text:p text:style-name="P5"/>
      <text:p text:style-name="P2"><text:span text:style-name="T5">POST: </text:span><text:a xlink:type="simple" xlink:href="http://localhost:3000/cars" text:style-name="Internet_20_link" text:visited-style-name="Visited_20_Internet_20_Link"><text:span text:style-name="T25">http://localhost:3000/cars</text:span></text:a><text:span text:style-name="T25"> </text:span></text:p>
      <text:p text:style-name="P12"/>
      <text:p text:style-name="P14">HEADERS:</text:p>
      <text:p text:style-name="P6"><text:span text:style-name="T11">KEY:</text:span><text:span text:style-name="T19"> </text:span>Content-Type <text:span text:style-name="T6">VALUE</text:span><text:span text:style-name="T19">: </text:span>application/x-www-form-urlencoded</text:p>
      <text:p text:style-name="P8"><text:span text:style-name="T7">KEY:</text:span><text:span text:style-name="T20"> </text:span><text:span text:style-name="T36">x-access-token </text:span><text:span text:style-name="T7">VALUE</text:span><text:span text:style-name="T20">: </text:span><text:span text:style-name="T48">Token que devuelve el authenticathe</text:span></text:p>
      <text:p text:style-name="P8"><text:span text:style-name="T22"/></text:p>
      <text:p text:style-name="P14">BODY:</text:p>
      <text:p text:style-name="P6"><text:span text:style-name="T6">KEY: </text:span><text:span text:style-name="T48">Make</text:span> <text:span text:style-name="T6">VALUE:</text:span> <text:span text:style-name="T45">Marca del coche que queramos introducir</text:span></text:p>
      <text:p text:style-name="P6"><text:span text:style-name="T6">KEY: </text:span><text:span text:style-name="T48">Model</text:span> <text:span text:style-name="T6">VALUE:</text:span> <text:span text:style-name="T45">Modelo de la marca que hayamos elegido</text:span></text:p>
      <text:p text:style-name="P6"><text:span text:style-name="T6">KEY: </text:span><text:span text:style-name="T48">Color</text:span> <text:span text:style-name="T6">VALUE:</text:span> <text:span text:style-name="T45">Color del coche</text:span></text:p>
      <text:p text:style-name="P14"/>
      <text:p text:style-name="P20">Find List Car:</text:p>
      <text:p text:style-name="P5"/>
      <text:p text:style-name="P5"/>
      <text:p text:style-name="P22"><text:span text:style-name="T31">GET: </text:span><text:a xlink:type="simple" xlink:href="http://localhost:3000/cars/" text:style-name="Internet_20_link" text:visited-style-name="Visited_20_Internet_20_Link">http://localhost:3000/cars/</text:a><text:span text:style-name="T42"> </text:span></text:p>
      <text:p text:style-name="P22"><text:span text:style-name="T42"/></text:p>
      <text:p text:style-name="P15">HEADERS:</text:p>
      <text:p text:style-name="P6"><text:span text:style-name="T11">KEY:</text:span><text:span text:style-name="T19"> </text:span>Content-Type <text:span text:style-name="T6">VALUE</text:span><text:span text:style-name="T19">: </text:span>application/x-www-form-urlencoded</text:p>
      <text:p text:style-name="P8"><text:span text:style-name="T7">KEY:</text:span><text:span text:style-name="T20"> </text:span><text:span text:style-name="T36">x-access-token </text:span><text:span text:style-name="T7">VALUE</text:span><text:span text:style-name="T20">: </text:span><text:span text:style-name="T48">Token que devuelve el authenticathe</text:span></text:p>
      <text:p text:style-name="P23"><text:span text:style-name="T37"/></text:p>
      <text:p text:style-name="P25">Find CarById:</text:p>
      <text:p text:style-name="P25"/>
      <text:p text:style-name="P25"><text:span text:style-name="T33">GET: </text:span><text:a xlink:type="simple" xlink:href="http://localhost:3000/cars/" text:style-name="Internet_20_link" text:visited-style-name="Visited_20_Internet_20_Link">http://localhost:3000/cars</text:a><text:span text:style-name="T46">/{id} <text:s/></text:span></text:p>
      <text:p text:style-name="P25"><text:span text:style-name="T46"/></text:p>
      <text:p text:style-name="P15">HEADERS:</text:p>
      <text:p text:style-name="P6"><text:span text:style-name="T11">KEY:</text:span><text:span text:style-name="T19"> </text:span>Content-Type <text:span text:style-name="T6">VALUE</text:span><text:span text:style-name="T19">: </text:span>application/x-www-form-urlencoded</text:p>
      <text:p text:style-name="P9"><text:span text:style-name="T12">KEY:</text:span><text:span text:style-name="T23"> </text:span><text:span text:style-name="T64">x-access-token </text:span><text:span text:style-name="T12">VALUE</text:span><text:span text:style-name="T23">: </text:span><text:span text:style-name="T62">Token que devuelve el authenticathe</text:span></text:p>
      <text:p text:style-name="P18"><text:soft-page-break/>Modify Car:</text:p>
      <text:p text:style-name="P18"/>
      <text:p text:style-name="P22"><text:span text:style-name="T34">PUT: </text:span><text:a xlink:type="simple" xlink:href="http://localhost:3000/cars/" text:style-name="Internet_20_link" text:visited-style-name="Visited_20_Internet_20_Link"><text:span text:style-name="T42">http://localhost:3000/cars/</text:span></text:a><text:span text:style-name="T43">{id} </text:span></text:p>
      <text:p text:style-name="P22"><text:span text:style-name="T43"/></text:p>
      <text:p text:style-name="P15">HEADERS:</text:p>
      <text:p text:style-name="P6"><text:span text:style-name="T11">KEY:</text:span><text:span text:style-name="T19"> </text:span>Content-Type <text:span text:style-name="T6">VALUE</text:span><text:span text:style-name="T19">: </text:span>application/x-www-form-urlencoded</text:p>
      <text:p text:style-name="P9"><text:span text:style-name="T13">KEY:</text:span><text:span text:style-name="T24"> </text:span><text:span text:style-name="T65">x-access-token </text:span><text:span text:style-name="T13">VALUE</text:span><text:span text:style-name="T24">: </text:span><text:span text:style-name="T62">Token que devuelve el authenticathe</text:span></text:p>
      <text:p text:style-name="P9"><text:span text:style-name="T62"/></text:p>
      <text:p text:style-name="P16">BODY:</text:p>
      <text:p text:style-name="P7"><text:span text:style-name="T6">KEY: </text:span><text:span text:style-name="T48">Make</text:span> <text:span text:style-name="T6">VALUE:</text:span> <text:span text:style-name="T45">Marca del coche que queramos introducir</text:span></text:p>
      <text:p text:style-name="P7"><text:span text:style-name="T6">KEY: </text:span><text:span text:style-name="T48">Model</text:span> <text:span text:style-name="T6">VALUE:</text:span> <text:span text:style-name="T45">Modelo de la marca que hayamos elegido</text:span></text:p>
      <text:p text:style-name="P11"><text:span text:style-name="T14">KEY: </text:span><text:span text:style-name="T62">Color </text:span><text:span text:style-name="T14">VALUE:</text:span><text:span text:style-name="T62"> Color del coche</text:span></text:p>
      <text:p text:style-name="P11"><text:span text:style-name="T62"/></text:p>
      <text:p text:style-name="P11"><text:span text:style-name="T62"/></text:p>
      <text:p text:style-name="P19"><text:span text:style-name="T45">D</text:span>elete Car ById:</text:p>
      <text:p text:style-name="P19"/>
      <text:p text:style-name="P24"><text:span text:style-name="T35">DELETE: </text:span><text:a xlink:type="simple" xlink:href="http://localhost:3000/cars/" text:style-name="Internet_20_link" text:visited-style-name="Visited_20_Internet_20_Link"><text:span text:style-name="T42">http://localhost:3000/cars/</text:span></text:a><text:span text:style-name="T44">{id} </text:span></text:p>
      <text:p text:style-name="P24"><text:span text:style-name="T44"/></text:p>
      <text:p text:style-name="P16">HEADERS:</text:p>
      <text:p text:style-name="P7"><text:span text:style-name="T11">KEY:</text:span><text:span text:style-name="T19"> </text:span>Content-Type <text:span text:style-name="T6">VALUE</text:span><text:span text:style-name="T19">: </text:span>application/x-www-form-urlencoded</text:p>
      <text:p text:style-name="P10"><text:span text:style-name="T13">KEY:</text:span><text:span text:style-name="T24"> </text:span><text:span text:style-name="T65">x-access-token </text:span><text:span text:style-name="T13">VALUE</text:span><text:span text:style-name="T24">: </text:span><text:span text:style-name="T62">Token que devuelve el authenticathe</text:span></text:p>
      <text:p text:style-name="P10"><text:span text:style-name="T62"/></text:p>
      <text:p text:style-name="P16">BODY:</text:p>
      <text:p text:style-name="P7"><text:span text:style-name="T6">KEY: </text:span><text:span text:style-name="T48">Make</text:span> <text:span text:style-name="T6">VALUE:</text:span> <text:span text:style-name="T45">Marca del coche que queramos introducir</text:span></text:p>
      <text:p text:style-name="P7"><text:span text:style-name="T6">KEY: </text:span><text:span text:style-name="T48">Model</text:span> <text:span text:style-name="T6">VALUE:</text:span> <text:span text:style-name="T45">Modelo de la marca que hayamos elegido</text:span></text:p>
      <text:p text:style-name="P11"><text:span text:style-name="T14">KEY: </text:span><text:span text:style-name="T62">Color </text:span><text:span text:style-name="T14">VALUE:</text:span><text:span text:style-name="T62"> Color del coche</text:span></text:p>
      <text:p text:style-name="P10"><text:span text:style-name="T59"/></text:p>
      <text:p text:style-name="P10"><text:span text:style-name="T5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9:30:42.258767526</meta:creation-date>
    <dc:date>2019-02-05T09:55:11.898785965</dc:date>
    <meta:editing-duration>PT3M8S</meta:editing-duration>
    <meta:editing-cycles>1</meta:editing-cycles>
    <meta:document-statistic meta:table-count="0" meta:image-count="0" meta:object-count="0" meta:page-count="2" meta:paragraph-count="53" meta:word-count="208" meta:character-count="1828" meta:non-whitespace-character-count="1664"/>
    <meta:generator>LibreOffice/6.0.7.3$Linux_X86_64 LibreOffice_project/00m0$Build-3</meta:generator>
  </office:meta>
</office:document-meta>
</file>